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9fb" officeooo:paragraph-rsid="000fd9fb"/>
    </style:style>
    <style:style style:name="P2" style:family="paragraph" style:parent-style-name="Standard">
      <style:text-properties officeooo:rsid="000fd9fb" officeooo:paragraph-rsid="0010990b"/>
    </style:style>
    <style:style style:name="P3" style:family="paragraph" style:parent-style-name="Standard">
      <style:text-properties officeooo:rsid="000fd9fb" officeooo:paragraph-rsid="0014ad01"/>
    </style:style>
    <style:style style:name="P4" style:family="paragraph" style:parent-style-name="Standard">
      <style:paragraph-properties fo:text-align="center" style:justify-single-word="false"/>
      <style:text-properties fo:font-weight="bold" officeooo:rsid="000fd9fb" officeooo:paragraph-rsid="000fd9fb" style:font-weight-asian="bold" style:font-weight-complex="bold"/>
    </style:style>
    <style:style style:name="P5" style:family="paragraph" style:parent-style-name="Standard">
      <style:text-properties fo:font-weight="bold" officeooo:rsid="000fd9fb" officeooo:paragraph-rsid="0011cfdf" style:font-weight-asian="bold" style:font-weight-complex="bold"/>
    </style:style>
    <style:style style:name="P6" style:family="paragraph" style:parent-style-name="Standard">
      <style:text-properties fo:font-weight="bold" officeooo:rsid="000fd9fb" officeooo:paragraph-rsid="00136304" style:font-weight-asian="bold" style:font-weight-complex="bold"/>
    </style:style>
    <style:style style:name="P7" style:family="paragraph" style:parent-style-name="Standard">
      <style:text-properties fo:font-weight="bold" officeooo:rsid="0010990b" officeooo:paragraph-rsid="0010990b" style:font-weight-asian="bold" style:font-weight-complex="bold"/>
    </style:style>
    <style:style style:name="P8" style:family="paragraph" style:parent-style-name="Standard">
      <style:text-properties officeooo:rsid="0010990b" officeooo:paragraph-rsid="0010990b"/>
    </style:style>
    <style:style style:name="P9" style:family="paragraph" style:parent-style-name="Standard">
      <style:text-properties officeooo:rsid="0011cfdf" officeooo:paragraph-rsid="0011cfdf"/>
    </style:style>
    <style:style style:name="T1" style:family="text">
      <style:text-properties officeooo:rsid="0010990b"/>
    </style:style>
    <style:style style:name="T2" style:family="text">
      <style:text-properties fo:font-weight="bold" style:font-weight-asian="bold" style:font-weight-complex="bold"/>
    </style:style>
    <style:style style:name="T3" style:family="text">
      <style:text-properties fo:font-weight="bold" officeooo:rsid="0010990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ad01"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11cfdf" style:font-weight-asian="normal" style:font-weight-complex="normal"/>
    </style:style>
    <style:style style:name="T8" style:family="text">
      <style:text-properties fo:font-weight="normal" officeooo:rsid="00146672" style:font-weight-asian="normal" style:font-weight-complex="normal"/>
    </style:style>
    <style:style style:name="T9" style:family="text">
      <style:text-properties officeooo:rsid="0011cfdf"/>
    </style:style>
    <style:style style:name="T10" style:family="text">
      <style:text-properties officeooo:rsid="00139543"/>
    </style:style>
    <style:style style:name="T11" style:family="text">
      <style:text-properties officeooo:rsid="00146672"/>
    </style:style>
    <style:style style:name="T12" style:family="text">
      <style:text-properties officeooo:rsid="0014ad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 on overnight shipping</text:p>
      <text:p text:style-name="P1"/>
      <text:p text:style-name="P7">Field Crews</text:p>
      <text:p text:style-name="P1">Contact your managers <text:span text:style-name="T4">immediately</text:span>! <text:span text:style-name="T9">Plan on getting your fruits into a fridge. If your fridge is really gross, wipe it down first, we don’t need vegetable funk rotting the fruit. Do not freeze fruits, this may break cells and create fruit juice. </text:span></text:p>
      <text:p text:style-name="P1"/>
      <text:p text:style-name="P1"><text:span text:style-name="T2">Managers</text:span></text:p>
      <text:p text:style-name="P8">Now you <text:span text:style-name="T4">immediately</text:span> contact:</text:p>
      <text:p text:style-name="P1"/>
      <text:p text:style-name="P1">1) <text:span text:style-name="T2">Sarah Garvin</text:span> at Bend, phone: 541-383-5646. In summers she <text:span text:style-name="T1">is at work by </text:span>7, and leaves before 4. <text:s/>She actually checks her voicemail and will respond. <text:span text:style-name="T1">Can Bend process the collection this week?</text:span></text:p>
      <text:p text:style-name="P1"><text:span text:style-name="T1">2</text:span>) Project Partner with <text:span text:style-name="T1">FedEx</text:span> account info. Let them know that the crew is expected to ship the item on So-and-so day, otherwise they may be in the field and unable to verify the costs are OK <text:span text:style-name="T1">on that day.</text:span></text:p>
      <text:p text:style-name="P2"><text:span text:style-name="T1">3</text:span>) Project Partner or Sarah Hill <text:span text:style-name="T1">360-901-5255</text:span>, anyone who may be familiar with <text:span text:style-name="T1">processing</text:span> the fruit. <text:span text:style-name="T1">Is this a truly urgent fleshy fruit? </text:span></text:p>
      <text:p text:style-name="P1"/>
      <text:p text:style-name="P8">Notes: I expected shipping to be like 100 bucks; it was nearly 3x that <text:span text:style-name="T10">from a major city</text:span>!!!</text:p>
      <text:p text:style-name="P1"/>
      <text:p text:style-name="P7">Field Crews (Again)</text:p>
      <text:p text:style-name="P7"/>
      <text:p text:style-name="P5"><text:span text:style-name="T7">Determine what is the latest time you can drop off at FedEx for overnight shipping (it may vary by location). Also determine if the rate will change depending on drop off time (it probably won’t). </text:span></text:p>
      <text:p text:style-name="P5"><text:span text:style-name="T7"/></text:p>
      <text:p text:style-name="P6"><text:span text:style-name="T7">If possible find the Airport Fedex location. These are generally the local areas where all packages go before being sorted and shipped towards there destinations.</text:span></text:p>
      <text:p text:style-name="P5"><text:span text:style-name="T7"/></text:p>
      <text:p text:style-name="P9"><text:span text:style-name="T7">I</text:span><text:span text:style-name="T6">f the shipping rate does not change </text:span><text:span text:style-name="T8">throughout the day</text:span><text:span text:style-name="T6">, try and hold onto the collection until near the shipping deadline, e.g. show up to FedEx an hour before the deadline, with all required supplies. </text:span><text:span text:style-name="T8">Again if they accept next day parcels until 5, show up at 4. This is very useful in case wild stuff happens in the last hour, which it totally will. </text:span></text:p>
      <text:p text:style-name="P1"/>
      <text:p text:style-name="P3">Get the smallest styrofoam cooler which can fit the collection <text:span text:style-name="T11">before going to FedEx</text:span>. The volume of the <text:span text:style-name="T12">cooler</text:span> is the primary factor in the price of overnight shipping. This is <text:span text:style-name="T3">VERY IMPORTANT</text:span><text:span text:style-name="T2">. </text:span></text:p>
      <text:p text:style-name="P3"><text:span text:style-name="T2"/></text:p>
      <text:p text:style-name="P3"><text:span text:style-name="T12">If you have a styrofoam cooler ahead of time, feel fee to drop some ice in there to drop the temperatures of the cooler walls. Remove this ice before packing in your fruits!! It is </text:span><text:span text:style-name="T5">just</text:span><text:span text:style-name="T12"> to drop the temp of the cooler. </text:span></text:p>
      <text:p text:style-name="P1"/>
      <text:p text:style-name="P8">Multiple next day deliveries may be available. Shoot for the ‘<text:span text:style-name="T2">by noon</text:span>’ option if the fruit will be arriving Friday. If you have a tough fleshy fruit, and the package will be arriving earlier in the week, than ‘<text:span text:style-name="T2">before 4 PM’</text:span> may be a suitable option (but I don’t actually know this). I find it unlikely anyone needs to use the <text:span text:style-name="T2">before 10 AM</text:span> option (but I don’t actually know this). </text:p>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4:56:11.246317724</meta:creation-date>
    <dc:date>2023-08-31T15:24:11.725632377</dc:date>
    <meta:editing-duration>PT14M27S</meta:editing-duration>
    <meta:editing-cycles>6</meta:editing-cycles>
    <meta:generator>LibreOffice/7.3.7.2$Linux_X86_64 LibreOffice_project/30$Build-2</meta:generator>
    <meta:document-statistic meta:table-count="0" meta:image-count="0" meta:object-count="0" meta:page-count="1" meta:paragraph-count="16" meta:word-count="443" meta:character-count="2466" meta:non-whitespace-character-count="2031"/>
  </office:meta>
</office:document-meta>
</file>